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2.7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-ranges="Feuille1.O10:Feuille1.O10">
        <table:shapes>
          <draw:frame draw:z-index="0" draw:style-name="gr1" svg:width="22.62cm" svg:height="13.404cm" svg:x="0.413cm" svg:y="20.769cm">
            <draw:object draw:notify-on-update-of-ranges="Feuille1.D2:Feuille1.D41 Feuille1.B2:Feuille1.B41 Feuille1.G2:Feuille1.G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0" table:default-cell-style-name="ce1"/>
        <table:table-row table:style-name="ro1">
          <table:table-cell office:value-type="string">
            <text:p>position</text:p>
          </table:table-cell>
          <table:table-cell office:value-type="string">
            <text:p>intensitée</text:p>
          </table:table-cell>
          <table:table-cell office:value-type="string">
            <text:p>charge</text:p>
          </table:table-cell>
          <table:table-cell/>
          <table:table-cell office:value-type="string">
            <text:p>normalise</text:p>
          </table:table-cell>
          <table:table-cell office:value-type="string">
            <text:p>&gt; min</text:p>
          </table:table-cell>
          <table:table-cell office:value-type="string">
            <text:p>graph</text:p>
          </table:table-cell>
          <table:table-cell office:value-type="string">
            <text:p>pos</text:p>
          </table:table-cell>
          <table:table-cell office:value-type="string">
            <text:p>h2o debut</text:p>
          </table:table-cell>
          <table:table-cell office:value-type="string">
            <text:p>h2o fin</text:p>
          </table:table-cell>
          <table:table-cell office:value-type="string">
            <text:p>moyenne</text:p>
          </table:table-cell>
          <table:table-cell office:value-type="string">
            <text:p>mz</text:p>
          </table:table-cell>
          <table:table-cell office:value-type="string">
            <text:p>masse(calc)</text:p>
          </table:table-cell>
          <table:table-cell office:value-type="string">
            <text:p>charge</text:p>
          </table:table-cell>
          <table:table-cell table:number-columns-repeated="1009"/>
        </table:table-row>
        <table:table-row table:style-name="ro1">
          <table:table-cell office:value-type="float" office:value="373.17323">
            <text:p>373,17323</text:p>
          </table:table-cell>
          <table:table-cell office:value-type="float" office:value="180">
            <text:p>180</text:p>
          </table:table-cell>
          <table:table-cell table:style-name="ce2" office:value-type="string">
            <text:p>1+</text:p>
          </table:table-cell>
          <table:table-cell table:formula="of:=[.A2]-[.L$6]" office:value-type="float" office:value="372.16349">
            <text:p>372,16349</text:p>
          </table:table-cell>
          <table:table-cell table:formula="of:=[.B2]/[.K$5]" office:value-type="float" office:value="0.311418685121107">
            <text:p>0,3114186851</text:p>
          </table:table-cell>
          <table:table-cell table:formula="of:=([.E2]&gt;[.K$7])" office:value-type="boolean" office:boolean-value="true">
            <text:p>VRAI</text:p>
          </table:table-cell>
          <table:table-cell table:formula="of:=[.F2]*[.B2]" office:value-type="float" office:value="180">
            <text:p>180</text:p>
          </table:table-cell>
          <table:table-cell table:formula="of:=IF([.F2];[.D2];0)" office:value-type="float" office:value="372.16349">
            <text:p>372,16349</text:p>
          </table:table-cell>
          <table:table-cell table:number-columns-repeated="2"/>
          <table:table-cell table:formula="of:=AVERAGE([.B2:.B42])" office:value-type="float" office:value="158.825">
            <text:p>158,825</text:p>
          </table:table-cell>
          <table:table-cell office:value-type="float" office:value="625.3126">
            <text:p>625,3126</text:p>
          </table:table-cell>
          <table:table-cell table:formula="of:=[.L2]*[.N2]-[.N2]*[.L6]-[.L4]" office:value-type="float" office:value="1230.59041">
            <text:p>1230,5904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378.12913">
            <text:p>378,12913</text:p>
          </table:table-cell>
          <table:table-cell office:value-type="float" office:value="70">
            <text:p>70</text:p>
          </table:table-cell>
          <table:table-cell/>
          <table:table-cell table:formula="of:=[.A3]-[.L$6]" office:value-type="float" office:value="377.11939">
            <text:p>377,11939</text:p>
          </table:table-cell>
          <table:table-cell table:formula="of:=[.B3]/[.K$5]" office:value-type="float" office:value="0.121107266435986">
            <text:p>0,1211072664</text:p>
          </table:table-cell>
          <table:table-cell table:formula="of:=([.E3]&gt;[.K$7])" office:value-type="boolean" office:boolean-value="false">
            <text:p>FAUX</text:p>
          </table:table-cell>
          <table:table-cell table:formula="of:=[.F3]*[.B3]" office:value-type="float" office:value="0">
            <text:p>0</text:p>
          </table:table-cell>
          <table:table-cell table:formula="of:=IF([.F3];[.D3];0)" office:value-type="float" office:value="0">
            <text:p>0</text:p>
          </table:table-cell>
          <table:table-cell table:number-columns-repeated="3"/>
          <table:table-cell office:value-type="string">
            <text:p>H2o</text:p>
          </table:table-cell>
          <table:table-cell table:number-columns-repeated="1011"/>
        </table:table-row>
        <table:table-row table:style-name="ro1">
          <table:table-cell office:value-type="float" office:value="385.2411">
            <text:p>385,2411</text:p>
          </table:table-cell>
          <table:table-cell office:value-type="float" office:value="78">
            <text:p>78</text:p>
          </table:table-cell>
          <table:table-cell/>
          <table:table-cell table:formula="of:=[.A4]-[.L$6]" office:value-type="float" office:value="384.23136">
            <text:p>384,23136</text:p>
          </table:table-cell>
          <table:table-cell table:formula="of:=[.B4]/[.K$5]" office:value-type="float" office:value="0.134948096885813">
            <text:p>0,1349480969</text:p>
          </table:table-cell>
          <table:table-cell table:formula="of:=([.E4]&gt;[.K$7])" office:value-type="boolean" office:boolean-value="false">
            <text:p>FAUX</text:p>
          </table:table-cell>
          <table:table-cell table:formula="of:=[.F4]*[.B4]" office:value-type="float" office:value="0">
            <text:p>0</text:p>
          </table:table-cell>
          <table:table-cell table:formula="of:=IF([.F4];[.D4];0)" office:value-type="float" office:value="0">
            <text:p>0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18.01531">
            <text:p>18,01531</text:p>
          </table:table-cell>
          <table:table-cell table:number-columns-repeated="1011"/>
        </table:table-row>
        <table:table-row table:style-name="ro1">
          <table:table-cell office:value-type="float" office:value="391.19428">
            <text:p>391,19428</text:p>
          </table:table-cell>
          <table:table-cell office:value-type="float" office:value="344">
            <text:p>344</text:p>
          </table:table-cell>
          <table:table-cell table:style-name="ce2" office:value-type="string">
            <text:p>1+</text:p>
          </table:table-cell>
          <table:table-cell table:formula="of:=[.A5]-[.L$6]" office:value-type="float" office:value="390.18454">
            <text:p>390,18454</text:p>
          </table:table-cell>
          <table:table-cell table:formula="of:=[.B5]/[.K$5]" office:value-type="float" office:value="0.595155709342561">
            <text:p>0,5951557093</text:p>
          </table:table-cell>
          <table:table-cell table:formula="of:=([.E5]&gt;[.K$7])" office:value-type="boolean" office:boolean-value="true">
            <text:p>VRAI</text:p>
          </table:table-cell>
          <table:table-cell table:formula="of:=[.F5]*[.B5]" office:value-type="float" office:value="344">
            <text:p>344</text:p>
          </table:table-cell>
          <table:table-cell table:formula="of:=IF([.F5];[.D5];0)" office:value-type="float" office:value="390.18454">
            <text:p>390,18454</text:p>
          </table:table-cell>
          <table:table-cell/>
          <table:table-cell office:value-type="string">
            <text:p>Debut F</text:p>
          </table:table-cell>
          <table:table-cell table:formula="of:=MAX([.B2:.B42])" office:value-type="float" office:value="578">
            <text:p>578</text:p>
          </table:table-cell>
          <table:table-cell office:value-type="string">
            <text:p>H</text:p>
          </table:table-cell>
          <table:table-cell table:number-columns-repeated="1011"/>
        </table:table-row>
        <table:table-row table:style-name="ro1">
          <table:table-cell office:value-type="float" office:value="413.21456">
            <text:p>413,21456</text:p>
          </table:table-cell>
          <table:table-cell office:value-type="float" office:value="81">
            <text:p>81</text:p>
          </table:table-cell>
          <table:table-cell/>
          <table:table-cell table:formula="of:=[.A6]-[.L$6]" office:value-type="float" office:value="412.20482">
            <text:p>412,20482</text:p>
          </table:table-cell>
          <table:table-cell table:formula="of:=[.B6]/[.K$5]" office:value-type="float" office:value="0.140138408304498">
            <text:p>0,1401384083</text:p>
          </table:table-cell>
          <table:table-cell table:formula="of:=([.E6]&gt;[.K$7])" office:value-type="boolean" office:boolean-value="false">
            <text:p>FAUX</text:p>
          </table:table-cell>
          <table:table-cell table:formula="of:=[.F6]*[.B6]" office:value-type="float" office:value="0">
            <text:p>0</text:p>
          </table:table-cell>
          <table:table-cell table:formula="of:=IF([.F6];[.D6];0)" office:value-type="float" office:value="0">
            <text:p>0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1.00974">
            <text:p>1,00974</text:p>
          </table:table-cell>
          <table:table-cell table:number-columns-repeated="1011"/>
        </table:table-row>
        <table:table-row table:style-name="ro1">
          <table:table-cell office:value-type="float" office:value="414.17661">
            <text:p>414,17661</text:p>
          </table:table-cell>
          <table:table-cell office:value-type="float" office:value="198">
            <text:p>198</text:p>
          </table:table-cell>
          <table:table-cell table:style-name="ce2" office:value-type="string">
            <text:p>1+</text:p>
          </table:table-cell>
          <table:table-cell table:formula="of:=[.A7]-[.L$6]" office:value-type="float" office:value="413.16687">
            <text:p>413,16687</text:p>
          </table:table-cell>
          <table:table-cell table:formula="of:=[.B7]/[.K$5]" office:value-type="float" office:value="0.342560553633218">
            <text:p>0,3425605536</text:p>
          </table:table-cell>
          <table:table-cell table:formula="of:=([.E7]&gt;[.K$7])" office:value-type="boolean" office:boolean-value="true">
            <text:p>VRAI</text:p>
          </table:table-cell>
          <table:table-cell table:formula="of:=[.F7]*[.B7]" office:value-type="float" office:value="198">
            <text:p>198</text:p>
          </table:table-cell>
          <table:table-cell table:formula="of:=IF([.F7];[.D7];0)" office:value-type="float" office:value="413.16687">
            <text:p>413,16687</text:p>
          </table:table-cell>
          <table:table-cell table:number-columns-repeated="2"/>
          <table:table-cell table:formula="of:=[.K9]+[.K11]" office:value-type="float" office:value="0.281829473870996">
            <text:p>0,2818294739</text:p>
          </table:table-cell>
          <table:table-cell table:number-columns-repeated="1012"/>
        </table:table-row>
        <table:table-row table:style-name="ro1">
          <table:table-cell office:value-type="float" office:value="425.17094">
            <text:p>425,17094</text:p>
          </table:table-cell>
          <table:table-cell office:value-type="float" office:value="163">
            <text:p>163</text:p>
          </table:table-cell>
          <table:table-cell/>
          <table:table-cell table:formula="of:=[.A8]-[.L$6]" office:value-type="float" office:value="424.1612">
            <text:p>424,1612</text:p>
          </table:table-cell>
          <table:table-cell table:formula="of:=[.B8]/[.K$5]" office:value-type="float" office:value="0.282006920415225">
            <text:p>0,2820069204</text:p>
          </table:table-cell>
          <table:table-cell table:formula="of:=([.E8]&gt;[.K$7])" office:value-type="boolean" office:boolean-value="true">
            <text:p>VRAI</text:p>
          </table:table-cell>
          <table:table-cell table:formula="of:=[.F8]*[.B8]" office:value-type="float" office:value="163">
            <text:p>163</text:p>
          </table:table-cell>
          <table:table-cell table:formula="of:=IF([.F8];[.D8];0)" office:value-type="float" office:value="424.1612">
            <text:p>424,1612</text:p>
          </table:table-cell>
          <table:table-cell table:number-columns-repeated="2"/>
          <table:table-cell office:value-type="string">
            <text:p>moyenn <text:s/>peaks</text:p>
          </table:table-cell>
          <table:table-cell table:number-columns-repeated="1012"/>
        </table:table-row>
        <table:table-row table:style-name="ro1">
          <table:table-cell office:value-type="float" office:value="431.23188">
            <text:p>431,23188</text:p>
          </table:table-cell>
          <table:table-cell office:value-type="float" office:value="442">
            <text:p>442</text:p>
          </table:table-cell>
          <table:table-cell/>
          <table:table-cell table:formula="of:=[.A9]-[.L$6]" office:value-type="float" office:value="430.22214">
            <text:p>430,22214</text:p>
          </table:table-cell>
          <table:table-cell table:formula="of:=[.B9]/[.K$5]" office:value-type="float" office:value="0.764705882352941">
            <text:p>0,7647058824</text:p>
          </table:table-cell>
          <table:table-cell table:formula="of:=([.E9]&gt;[.K$7])" office:value-type="boolean" office:boolean-value="true">
            <text:p>VRAI</text:p>
          </table:table-cell>
          <table:table-cell table:formula="of:=[.F9]*[.B9]" office:value-type="float" office:value="442">
            <text:p>442</text:p>
          </table:table-cell>
          <table:table-cell table:formula="of:=IF([.F9];[.D9];0)" office:value-type="float" office:value="430.22214">
            <text:p>430,22214</text:p>
          </table:table-cell>
          <table:table-cell office:value-type="string">
            <text:p>Debut E</text:p>
          </table:table-cell>
          <table:table-cell/>
          <table:table-cell table:formula="of:=AVERAGE([.E2:.E100])" office:value-type="float" office:value="0.281829473870996">
            <text:p>0,2818294739</text:p>
          </table:table-cell>
          <table:table-cell table:number-columns-repeated="1012"/>
        </table:table-row>
        <table:table-row table:style-name="ro1">
          <table:table-cell office:value-type="float" office:value="435.16225">
            <text:p>435,16225</text:p>
          </table:table-cell>
          <table:table-cell office:value-type="float" office:value="116">
            <text:p>116</text:p>
          </table:table-cell>
          <table:table-cell/>
          <table:table-cell table:formula="of:=[.A10]-[.L$6]" office:value-type="float" office:value="434.15251">
            <text:p>434,15251</text:p>
          </table:table-cell>
          <table:table-cell table:formula="of:=[.B10]/[.K$5]" office:value-type="float" office:value="0.200692041522491">
            <text:p>0,2006920415</text:p>
          </table:table-cell>
          <table:table-cell table:formula="of:=([.E10]&gt;[.K$7])" office:value-type="boolean" office:boolean-value="false">
            <text:p>FAUX</text:p>
          </table:table-cell>
          <table:table-cell table:formula="of:=[.F10]*[.B10]" office:value-type="float" office:value="0">
            <text:p>0</text:p>
          </table:table-cell>
          <table:table-cell table:formula="of:=IF([.F10];[.D10];0)" office:value-type="float" office:value="0">
            <text:p>0</text:p>
          </table:table-cell>
          <table:table-cell table:number-columns-repeated="2"/>
          <table:table-cell office:value-type="string">
            <text:p>modificateur</text:p>
          </table:table-cell>
          <table:table-cell table:number-columns-repeated="1012"/>
        </table:table-row>
        <table:table-row table:style-name="ro1">
          <table:table-cell office:value-type="float" office:value="453.16397">
            <text:p>453,16397</text:p>
          </table:table-cell>
          <table:table-cell office:value-type="float" office:value="244">
            <text:p>244</text:p>
          </table:table-cell>
          <table:table-cell/>
          <table:table-cell table:formula="of:=[.A11]-[.L$6]" office:value-type="float" office:value="452.15423">
            <text:p>452,15423</text:p>
          </table:table-cell>
          <table:table-cell table:formula="of:=[.B11]/[.K$5]" office:value-type="float" office:value="0.422145328719723">
            <text:p>0,4221453287</text:p>
          </table:table-cell>
          <table:table-cell table:formula="of:=([.E11]&gt;[.K$7])" office:value-type="boolean" office:boolean-value="true">
            <text:p>VRAI</text:p>
          </table:table-cell>
          <table:table-cell table:formula="of:=[.F11]*[.B11]" office:value-type="float" office:value="244">
            <text:p>244</text:p>
          </table:table-cell>
          <table:table-cell table:formula="of:=IF([.F11];[.D11];0)" office:value-type="float" office:value="452.15423">
            <text:p>452,1542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464.71076">
            <text:p>464,71076</text:p>
          </table:table-cell>
          <table:table-cell office:value-type="float" office:value="110">
            <text:p>110</text:p>
          </table:table-cell>
          <table:table-cell/>
          <table:table-cell table:formula="of:=[.A12]-[.L$6]" office:value-type="float" office:value="463.70102">
            <text:p>463,70102</text:p>
          </table:table-cell>
          <table:table-cell table:formula="of:=[.B12]/[.K$5]" office:value-type="float" office:value="0.190311418685121">
            <text:p>0,1903114187</text:p>
          </table:table-cell>
          <table:table-cell table:formula="of:=([.E12]&gt;[.K$7])" office:value-type="boolean" office:boolean-value="false">
            <text:p>FAUX</text:p>
          </table:table-cell>
          <table:table-cell table:formula="of:=[.F12]*[.B12]" office:value-type="float" office:value="0">
            <text:p>0</text:p>
          </table:table-cell>
          <table:table-cell table:formula="of:=IF([.F12];[.D12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7.22984">
            <text:p>507,22984</text:p>
          </table:table-cell>
          <table:table-cell office:value-type="float" office:value="130">
            <text:p>130</text:p>
          </table:table-cell>
          <table:table-cell/>
          <table:table-cell table:formula="of:=[.A13]-[.L$6]" office:value-type="float" office:value="506.2201">
            <text:p>506,2201</text:p>
          </table:table-cell>
          <table:table-cell table:formula="of:=[.B13]/[.K$5]" office:value-type="float" office:value="0.224913494809689">
            <text:p>0,2249134948</text:p>
          </table:table-cell>
          <table:table-cell table:formula="of:=([.E13]&gt;[.K$7])" office:value-type="boolean" office:boolean-value="false">
            <text:p>FAUX</text:p>
          </table:table-cell>
          <table:table-cell table:formula="of:=[.F13]*[.B13]" office:value-type="float" office:value="0">
            <text:p>0</text:p>
          </table:table-cell>
          <table:table-cell table:formula="of:=IF([.F13];[.D1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26.20113">
            <text:p>526,20113</text:p>
          </table:table-cell>
          <table:table-cell office:value-type="float" office:value="73">
            <text:p>73</text:p>
          </table:table-cell>
          <table:table-cell/>
          <table:table-cell table:formula="of:=[.A14]-[.L$6]" office:value-type="float" office:value="525.19139">
            <text:p>525,19139</text:p>
          </table:table-cell>
          <table:table-cell table:formula="of:=[.B14]/[.K$5]" office:value-type="float" office:value="0.126297577854671">
            <text:p>0,1262975779</text:p>
          </table:table-cell>
          <table:table-cell table:formula="of:=([.E14]&gt;[.K$7])" office:value-type="boolean" office:boolean-value="false">
            <text:p>FAUX</text:p>
          </table:table-cell>
          <table:table-cell table:formula="of:=[.F14]*[.B14]" office:value-type="float" office:value="0">
            <text:p>0</text:p>
          </table:table-cell>
          <table:table-cell table:formula="of:=IF([.F14];[.D14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8.24981">
            <text:p>538,24981</text:p>
          </table:table-cell>
          <table:table-cell office:value-type="float" office:value="103">
            <text:p>103</text:p>
          </table:table-cell>
          <table:table-cell/>
          <table:table-cell table:formula="of:=[.A15]-[.L$6]" office:value-type="float" office:value="537.24007">
            <text:p>537,24007</text:p>
          </table:table-cell>
          <table:table-cell table:formula="of:=[.B15]/[.K$5]" office:value-type="float" office:value="0.178200692041523">
            <text:p>0,178200692</text:p>
          </table:table-cell>
          <table:table-cell table:formula="of:=([.E15]&gt;[.K$7])" office:value-type="boolean" office:boolean-value="false">
            <text:p>FAUX</text:p>
          </table:table-cell>
          <table:table-cell table:formula="of:=[.F15]*[.B15]" office:value-type="float" office:value="0">
            <text:p>0</text:p>
          </table:table-cell>
          <table:table-cell table:formula="of:=IF([.F15];[.D15];0)" office:value-type="float" office:value="0">
            <text:p>0</text:p>
          </table:table-cell>
          <table:table-cell/>
          <table:table-cell office:value-type="string">
            <text:p>Fin F</text:p>
          </table:table-cell>
          <table:table-cell table:number-columns-repeated="1013"/>
        </table:table-row>
        <table:table-row table:style-name="ro1">
          <table:table-cell office:value-type="float" office:value="542.26101">
            <text:p>542,26101</text:p>
          </table:table-cell>
          <table:table-cell office:value-type="float" office:value="75">
            <text:p>75</text:p>
          </table:table-cell>
          <table:table-cell/>
          <table:table-cell table:formula="of:=[.A16]-[.L$6]" office:value-type="float" office:value="541.25127">
            <text:p>541,25127</text:p>
          </table:table-cell>
          <table:table-cell table:formula="of:=[.B16]/[.K$5]" office:value-type="float" office:value="0.129757785467128">
            <text:p>0,1297577855</text:p>
          </table:table-cell>
          <table:table-cell table:formula="of:=([.E16]&gt;[.K$7])" office:value-type="boolean" office:boolean-value="false">
            <text:p>FAUX</text:p>
          </table:table-cell>
          <table:table-cell table:formula="of:=[.F16]*[.B16]" office:value-type="float" office:value="0">
            <text:p>0</text:p>
          </table:table-cell>
          <table:table-cell table:formula="of:=IF([.F16];[.D16]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float" office:value="543.23055">
            <text:p>543,23055</text:p>
          </table:table-cell>
          <table:table-cell office:value-type="float" office:value="184">
            <text:p>184</text:p>
          </table:table-cell>
          <table:table-cell table:style-name="ce2" office:value-type="string">
            <text:p>1+</text:p>
          </table:table-cell>
          <table:table-cell table:formula="of:=[.A17]-[.L$6]" office:value-type="float" office:value="542.22081">
            <text:p>542,22081</text:p>
          </table:table-cell>
          <table:table-cell table:formula="of:=[.B17]/[.K$5]" office:value-type="float" office:value="0.318339100346021">
            <text:p>0,3183391003</text:p>
          </table:table-cell>
          <table:table-cell table:formula="of:=([.E17]&gt;[.K$7])" office:value-type="boolean" office:boolean-value="true">
            <text:p>VRAI</text:p>
          </table:table-cell>
          <table:table-cell table:formula="of:=[.F17]*[.B17]" office:value-type="float" office:value="184">
            <text:p>184</text:p>
          </table:table-cell>
          <table:table-cell table:formula="of:=IF([.F17];[.D17];0)" office:value-type="float" office:value="542.22081">
            <text:p>542,22081</text:p>
          </table:table-cell>
          <table:table-cell table:number-columns-repeated="1015"/>
        </table:table-row>
        <table:table-row table:style-name="ro1">
          <table:table-cell office:value-type="float" office:value="551.78127">
            <text:p>551,78127</text:p>
          </table:table-cell>
          <table:table-cell office:value-type="float" office:value="78">
            <text:p>78</text:p>
          </table:table-cell>
          <table:table-cell/>
          <table:table-cell table:formula="of:=[.A18]-[.L$6]" office:value-type="float" office:value="550.77153">
            <text:p>550,77153</text:p>
          </table:table-cell>
          <table:table-cell table:formula="of:=[.B18]/[.K$5]" office:value-type="float" office:value="0.134948096885813">
            <text:p>0,1349480969</text:p>
          </table:table-cell>
          <table:table-cell table:formula="of:=([.E18]&gt;[.K$7])" office:value-type="boolean" office:boolean-value="false">
            <text:p>FAUX</text:p>
          </table:table-cell>
          <table:table-cell table:formula="of:=[.F18]*[.B18]" office:value-type="float" office:value="0">
            <text:p>0</text:p>
          </table:table-cell>
          <table:table-cell table:formula="of:=IF([.F18];[.D18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60.28464">
            <text:p>560,28464</text:p>
          </table:table-cell>
          <table:table-cell office:value-type="float" office:value="227">
            <text:p>227</text:p>
          </table:table-cell>
          <table:table-cell table:style-name="ce2" office:value-type="string">
            <text:p>1+</text:p>
          </table:table-cell>
          <table:table-cell table:formula="of:=[.A19]-[.L$6]" office:value-type="float" office:value="559.2749">
            <text:p>559,2749</text:p>
          </table:table-cell>
          <table:table-cell table:formula="of:=[.B19]/[.K$5]" office:value-type="float" office:value="0.392733564013841">
            <text:p>0,392733564</text:p>
          </table:table-cell>
          <table:table-cell table:formula="of:=([.E19]&gt;[.K$7])" office:value-type="boolean" office:boolean-value="true">
            <text:p>VRAI</text:p>
          </table:table-cell>
          <table:table-cell table:formula="of:=[.F19]*[.B19]" office:value-type="float" office:value="227">
            <text:p>227</text:p>
          </table:table-cell>
          <table:table-cell table:formula="of:=IF([.F19];[.D19];0)" office:value-type="float" office:value="559.2749">
            <text:p>559,2749</text:p>
          </table:table-cell>
          <table:table-cell office:value-type="string">
            <text:p>fin E / debut1 w ?</text:p>
          </table:table-cell>
          <table:table-cell table:number-columns-repeated="1014"/>
        </table:table-row>
        <table:table-row table:style-name="ro1">
          <table:table-cell office:value-type="float" office:value="566.25591">
            <text:p>566,25591</text:p>
          </table:table-cell>
          <table:table-cell office:value-type="float" office:value="136">
            <text:p>136</text:p>
          </table:table-cell>
          <table:table-cell/>
          <table:table-cell table:formula="of:=[.A20]-[.L$6]" office:value-type="float" office:value="565.24617">
            <text:p>565,24617</text:p>
          </table:table-cell>
          <table:table-cell table:formula="of:=[.B20]/[.K$5]" office:value-type="float" office:value="0.235294117647059">
            <text:p>0,2352941176</text:p>
          </table:table-cell>
          <table:table-cell table:formula="of:=([.E20]&gt;[.K$7])" office:value-type="boolean" office:boolean-value="false">
            <text:p>FAUX</text:p>
          </table:table-cell>
          <table:table-cell table:formula="of:=[.F20]*[.B20]" office:value-type="float" office:value="0">
            <text:p>0</text:p>
          </table:table-cell>
          <table:table-cell table:formula="of:=IF([.F20];[.D20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2.23503">
            <text:p>572,23503</text:p>
          </table:table-cell>
          <table:table-cell office:value-type="float" office:value="168">
            <text:p>168</text:p>
          </table:table-cell>
          <table:table-cell/>
          <table:table-cell table:formula="of:=[.A21]-[.L$6]" office:value-type="float" office:value="571.22529">
            <text:p>571,22529</text:p>
          </table:table-cell>
          <table:table-cell table:formula="of:=[.B21]/[.K$5]" office:value-type="float" office:value="0.290657439446367">
            <text:p>0,2906574394</text:p>
          </table:table-cell>
          <table:table-cell table:formula="of:=([.E21]&gt;[.K$7])" office:value-type="boolean" office:boolean-value="true">
            <text:p>VRAI</text:p>
          </table:table-cell>
          <table:table-cell table:formula="of:=[.F21]*[.B21]" office:value-type="float" office:value="168">
            <text:p>168</text:p>
          </table:table-cell>
          <table:table-cell table:formula="of:=IF([.F21];[.D21];0)" office:value-type="float" office:value="571.22529">
            <text:p>571,22529</text:p>
          </table:table-cell>
          <table:table-cell table:number-columns-repeated="1015"/>
        </table:table-row>
        <table:table-row table:style-name="ro1">
          <table:table-cell office:value-type="float" office:value="594.25081">
            <text:p>594,25081</text:p>
          </table:table-cell>
          <table:table-cell office:value-type="float" office:value="81">
            <text:p>81</text:p>
          </table:table-cell>
          <table:table-cell/>
          <table:table-cell table:formula="of:=[.A22]-[.L$6]" office:value-type="float" office:value="593.24107">
            <text:p>593,24107</text:p>
          </table:table-cell>
          <table:table-cell table:formula="of:=[.B22]/[.K$5]" office:value-type="float" office:value="0.140138408304498">
            <text:p>0,1401384083</text:p>
          </table:table-cell>
          <table:table-cell table:formula="of:=([.E22]&gt;[.K$7])" office:value-type="boolean" office:boolean-value="false">
            <text:p>FAUX</text:p>
          </table:table-cell>
          <table:table-cell table:formula="of:=[.F22]*[.B22]" office:value-type="float" office:value="0">
            <text:p>0</text:p>
          </table:table-cell>
          <table:table-cell table:formula="of:=IF([.F22];[.D22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0.24245">
            <text:p>600,24245</text:p>
          </table:table-cell>
          <table:table-cell office:value-type="float" office:value="124">
            <text:p>124</text:p>
          </table:table-cell>
          <table:table-cell/>
          <table:table-cell table:formula="of:=[.A23]-[.L$6]" office:value-type="float" office:value="599.23271">
            <text:p>599,23271</text:p>
          </table:table-cell>
          <table:table-cell table:formula="of:=[.B23]/[.K$5]" office:value-type="float" office:value="0.214532871972318">
            <text:p>0,214532872</text:p>
          </table:table-cell>
          <table:table-cell table:formula="of:=([.E23]&gt;[.K$7])" office:value-type="boolean" office:boolean-value="false">
            <text:p>FAUX</text:p>
          </table:table-cell>
          <table:table-cell table:formula="of:=[.F23]*[.B23]" office:value-type="float" office:value="0">
            <text:p>0</text:p>
          </table:table-cell>
          <table:table-cell table:formula="of:=IF([.F23];[.D2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8.23773">
            <text:p>618,23773</text:p>
          </table:table-cell>
          <table:table-cell office:value-type="float" office:value="147">
            <text:p>147</text:p>
          </table:table-cell>
          <table:table-cell table:style-name="ce2" office:value-type="string">
            <text:p>1+</text:p>
          </table:table-cell>
          <table:table-cell table:formula="of:=[.A24]-[.L$6]" office:value-type="float" office:value="617.22799">
            <text:p>617,22799</text:p>
          </table:table-cell>
          <table:table-cell table:formula="of:=[.B24]/[.K$5]" office:value-type="float" office:value="0.254325259515571">
            <text:p>0,2543252595</text:p>
          </table:table-cell>
          <table:table-cell table:formula="of:=([.E24]&gt;[.K$7])" office:value-type="boolean" office:boolean-value="false">
            <text:p>FAUX</text:p>
          </table:table-cell>
          <table:table-cell table:formula="of:=[.F24]*[.B24]" office:value-type="float" office:value="0">
            <text:p>0</text:p>
          </table:table-cell>
          <table:table-cell table:formula="of:=IF([.F24];[.D24];0)" office:value-type="float" office:value="0">
            <text:p>0</text:p>
          </table:table-cell>
          <table:table-cell office:value-type="string">
            <text:p>Debut1 k?</text:p>
          </table:table-cell>
          <table:table-cell table:number-columns-repeated="1014"/>
        </table:table-row>
        <table:table-row table:style-name="ro1">
          <table:table-cell office:value-type="float" office:value="637.25838">
            <text:p>637,25838</text:p>
          </table:table-cell>
          <table:table-cell office:value-type="float" office:value="94">
            <text:p>94</text:p>
          </table:table-cell>
          <table:table-cell/>
          <table:table-cell table:formula="of:=[.A25]-[.L$6]" office:value-type="float" office:value="636.24864">
            <text:p>636,24864</text:p>
          </table:table-cell>
          <table:table-cell table:formula="of:=[.B25]/[.K$5]" office:value-type="float" office:value="0.162629757785467">
            <text:p>0,1626297578</text:p>
          </table:table-cell>
          <table:table-cell table:formula="of:=([.E25]&gt;[.K$7])" office:value-type="boolean" office:boolean-value="false">
            <text:p>FAUX</text:p>
          </table:table-cell>
          <table:table-cell table:formula="of:=[.F25]*[.B25]" office:value-type="float" office:value="0">
            <text:p>0</text:p>
          </table:table-cell>
          <table:table-cell table:formula="of:=IF([.F25];[.D25];0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653.28028">
            <text:p>653,28028</text:p>
          </table:table-cell>
          <table:table-cell office:value-type="float" office:value="436">
            <text:p>436</text:p>
          </table:table-cell>
          <table:table-cell table:style-name="ce2" office:value-type="string">
            <text:p>1+</text:p>
          </table:table-cell>
          <table:table-cell table:formula="of:=[.A26]-[.L$6]" office:value-type="float" office:value="652.27054">
            <text:p>652,27054</text:p>
          </table:table-cell>
          <table:table-cell table:formula="of:=[.B26]/[.K$5]" office:value-type="float" office:value="0.754325259515571">
            <text:p>0,7543252595</text:p>
          </table:table-cell>
          <table:table-cell table:formula="of:=([.E26]&gt;[.K$7])" office:value-type="boolean" office:boolean-value="true">
            <text:p>VRAI</text:p>
          </table:table-cell>
          <table:table-cell table:formula="of:=[.F26]*[.B26]" office:value-type="float" office:value="436">
            <text:p>436</text:p>
          </table:table-cell>
          <table:table-cell table:formula="of:=IF([.F26];[.D26];0)" office:value-type="float" office:value="652.27054">
            <text:p>652,27054</text:p>
          </table:table-cell>
          <table:table-cell/>
          <table:table-cell office:value-type="string">
            <text:p>674 existe pas =&gt; impossible avec F avant</text:p>
          </table:table-cell>
          <table:table-cell table:number-columns-repeated="1013"/>
        </table:table-row>
        <table:table-row table:style-name="ro1">
          <table:table-cell office:value-type="float" office:value="681.27131">
            <text:p>681,27131</text:p>
          </table:table-cell>
          <table:table-cell office:value-type="float" office:value="578">
            <text:p>578</text:p>
          </table:table-cell>
          <table:table-cell table:style-name="ce2" office:value-type="string">
            <text:p>1+</text:p>
          </table:table-cell>
          <table:table-cell table:formula="of:=[.A27]-[.L$6]" office:value-type="float" office:value="680.26157">
            <text:p>680,26157</text:p>
          </table:table-cell>
          <table:table-cell table:formula="of:=[.B27]/[.K$5]" office:value-type="float" office:value="1">
            <text:p>1</text:p>
          </table:table-cell>
          <table:table-cell table:formula="of:=([.E27]&gt;[.K$7])" office:value-type="boolean" office:boolean-value="true">
            <text:p>VRAI</text:p>
          </table:table-cell>
          <table:table-cell table:formula="of:=[.F27]*[.B27]" office:value-type="float" office:value="578">
            <text:p>578</text:p>
          </table:table-cell>
          <table:table-cell table:formula="of:=IF([.F27];[.D27];0)" office:value-type="float" office:value="680.26157">
            <text:p>680,26157</text:p>
          </table:table-cell>
          <table:table-cell table:number-columns-repeated="1015"/>
        </table:table-row>
        <table:table-row table:style-name="ro1">
          <table:table-cell office:value-type="float" office:value="685.33219">
            <text:p>685,33219</text:p>
          </table:table-cell>
          <table:table-cell office:value-type="float" office:value="89">
            <text:p>89</text:p>
          </table:table-cell>
          <table:table-cell/>
          <table:table-cell table:formula="of:=[.A28]-[.L$6]" office:value-type="float" office:value="684.32245">
            <text:p>684,32245</text:p>
          </table:table-cell>
          <table:table-cell table:formula="of:=[.B28]/[.K$5]" office:value-type="float" office:value="0.153979238754325">
            <text:p>0,1539792388</text:p>
          </table:table-cell>
          <table:table-cell table:formula="of:=([.E28]&gt;[.K$7])" office:value-type="boolean" office:boolean-value="false">
            <text:p>FAUX</text:p>
          </table:table-cell>
          <table:table-cell table:formula="of:=[.F28]*[.B28]" office:value-type="float" office:value="0">
            <text:p>0</text:p>
          </table:table-cell>
          <table:table-cell table:formula="of:=IF([.F28];[.D28];0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89.33421">
            <text:p>689,33421</text:p>
          </table:table-cell>
          <table:table-cell office:value-type="float" office:value="90">
            <text:p>90</text:p>
          </table:table-cell>
          <table:table-cell/>
          <table:table-cell table:formula="of:=[.A29]-[.L$6]" office:value-type="float" office:value="688.32447">
            <text:p>688,32447</text:p>
          </table:table-cell>
          <table:table-cell table:formula="of:=[.B29]/[.K$5]" office:value-type="float" office:value="0.155709342560554">
            <text:p>0,1557093426</text:p>
          </table:table-cell>
          <table:table-cell table:formula="of:=([.E29]&gt;[.K$7])" office:value-type="boolean" office:boolean-value="false">
            <text:p>FAUX</text:p>
          </table:table-cell>
          <table:table-cell table:formula="of:=[.F29]*[.B29]" office:value-type="float" office:value="0">
            <text:p>0</text:p>
          </table:table-cell>
          <table:table-cell table:formula="of:=IF([.F29];[.D29];0)" office:value-type="float" office:value="0">
            <text:p>0</text:p>
          </table:table-cell>
          <table:table-cell office:value-type="string">
            <text:p>debut1 G ?</text:p>
          </table:table-cell>
          <table:table-cell table:number-columns-repeated="1014"/>
        </table:table-row>
        <table:table-row table:style-name="ro1">
          <table:table-cell office:value-type="float" office:value="714.28906">
            <text:p>714,28906</text:p>
          </table:table-cell>
          <table:table-cell office:value-type="float" office:value="73">
            <text:p>73</text:p>
          </table:table-cell>
          <table:table-cell/>
          <table:table-cell table:formula="of:=[.A30]-[.L$6]" office:value-type="float" office:value="713.27932">
            <text:p>713,27932</text:p>
          </table:table-cell>
          <table:table-cell table:formula="of:=[.B30]/[.K$5]" office:value-type="float" office:value="0.126297577854671">
            <text:p>0,1262975779</text:p>
          </table:table-cell>
          <table:table-cell table:formula="of:=([.E30]&gt;[.K$7])" office:value-type="boolean" office:boolean-value="false">
            <text:p>FAUX</text:p>
          </table:table-cell>
          <table:table-cell table:formula="of:=[.F30]*[.B30]" office:value-type="float" office:value="0">
            <text:p>0</text:p>
          </table:table-cell>
          <table:table-cell table:formula="of:=IF([.F30];[.D30];0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float" office:value="746.32896">
            <text:p>746,32896</text:p>
          </table:table-cell>
          <table:table-cell office:value-type="float" office:value="165">
            <text:p>165</text:p>
          </table:table-cell>
          <table:table-cell/>
          <table:table-cell table:formula="of:=[.A31]-[.L$6]" office:value-type="float" office:value="745.31922">
            <text:p>745,31922</text:p>
          </table:table-cell>
          <table:table-cell table:formula="of:=[.B31]/[.K$5]" office:value-type="float" office:value="0.285467128027682">
            <text:p>0,285467128</text:p>
          </table:table-cell>
          <table:table-cell table:formula="of:=([.E31]&gt;[.K$7])" office:value-type="boolean" office:boolean-value="true">
            <text:p>VRAI</text:p>
          </table:table-cell>
          <table:table-cell table:formula="of:=[.F31]*[.B31]" office:value-type="float" office:value="165">
            <text:p>165</text:p>
          </table:table-cell>
          <table:table-cell table:formula="of:=IF([.F31];[.D31];0)" office:value-type="float" office:value="745.31922">
            <text:p>745,31922</text:p>
          </table:table-cell>
          <table:table-cell office:value-type="string">
            <text:p>Fin1 Debui i/l </text:p>
          </table:table-cell>
          <table:table-cell office:value-type="string">
            <text:p>debut I/L</text:p>
          </table:table-cell>
          <table:table-cell table:number-columns-repeated="1013"/>
        </table:table-row>
        <table:table-row table:style-name="ro1">
          <table:table-cell office:value-type="float" office:value="800.35873">
            <text:p>800,35873</text:p>
          </table:table-cell>
          <table:table-cell office:value-type="float" office:value="81">
            <text:p>81</text:p>
          </table:table-cell>
          <table:table-cell/>
          <table:table-cell table:formula="of:=[.A32]-[.L$6]" office:value-type="float" office:value="799.34899">
            <text:p>799,34899</text:p>
          </table:table-cell>
          <table:table-cell table:formula="of:=[.B32]/[.K$5]" office:value-type="float" office:value="0.140138408304498">
            <text:p>0,1401384083</text:p>
          </table:table-cell>
          <table:table-cell table:formula="of:=([.E32]&gt;[.K$7])" office:value-type="boolean" office:boolean-value="false">
            <text:p>FAUX</text:p>
          </table:table-cell>
          <table:table-cell table:formula="of:=[.F32]*[.B32]" office:value-type="float" office:value="0">
            <text:p>0</text:p>
          </table:table-cell>
          <table:table-cell table:formula="of:=IF([.F32];[.D32];0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09.36092">
            <text:p>809,36092</text:p>
          </table:table-cell>
          <table:table-cell office:value-type="float" office:value="96">
            <text:p>96</text:p>
          </table:table-cell>
          <table:table-cell/>
          <table:table-cell table:formula="of:=[.A33]-[.L$6]" office:value-type="float" office:value="808.35118">
            <text:p>808,35118</text:p>
          </table:table-cell>
          <table:table-cell table:formula="of:=[.B33]/[.K$5]" office:value-type="float" office:value="0.166089965397924">
            <text:p>0,1660899654</text:p>
          </table:table-cell>
          <table:table-cell table:formula="of:=([.E33]&gt;[.K$7])" office:value-type="boolean" office:boolean-value="false">
            <text:p>FAUX</text:p>
          </table:table-cell>
          <table:table-cell table:formula="of:=[.F33]*[.B33]" office:value-type="float" office:value="0">
            <text:p>0</text:p>
          </table:table-cell>
          <table:table-cell table:formula="of:=IF([.F33];[.D33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8.3472">
            <text:p>828,3472</text:p>
          </table:table-cell>
          <table:table-cell office:value-type="float" office:value="159">
            <text:p>159</text:p>
          </table:table-cell>
          <table:table-cell/>
          <table:table-cell table:formula="of:=[.A34]-[.L$6]" office:value-type="float" office:value="827.33746">
            <text:p>827,33746</text:p>
          </table:table-cell>
          <table:table-cell table:formula="of:=[.B34]/[.K$5]" office:value-type="float" office:value="0.275086505190311">
            <text:p>0,2750865052</text:p>
          </table:table-cell>
          <table:table-cell table:formula="of:=([.E34]&gt;[.K$7])" office:value-type="boolean" office:boolean-value="false">
            <text:p>FAUX</text:p>
          </table:table-cell>
          <table:table-cell table:formula="of:=[.F34]*[.B34]" office:value-type="float" office:value="0">
            <text:p>0</text:p>
          </table:table-cell>
          <table:table-cell table:formula="of:=IF([.F34];[.D34];0)"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59.433">
            <text:p>859,433</text:p>
          </table:table-cell>
          <table:table-cell office:value-type="float" office:value="307">
            <text:p>307</text:p>
          </table:table-cell>
          <table:table-cell table:style-name="ce2" office:value-type="string">
            <text:p>1+</text:p>
          </table:table-cell>
          <table:table-cell table:formula="of:=[.A35]-[.L$6]" office:value-type="float" office:value="858.42326">
            <text:p>858,42326</text:p>
          </table:table-cell>
          <table:table-cell table:formula="of:=[.B35]/[.K$5]" office:value-type="float" office:value="0.531141868512111">
            <text:p>0,5311418685</text:p>
          </table:table-cell>
          <table:table-cell table:formula="of:=([.E35]&gt;[.K$7])" office:value-type="boolean" office:boolean-value="true">
            <text:p>VRAI</text:p>
          </table:table-cell>
          <table:table-cell table:formula="of:=[.F35]*[.B35]" office:value-type="float" office:value="307">
            <text:p>307</text:p>
          </table:table-cell>
          <table:table-cell table:formula="of:=IF([.F35];[.D35];0)" office:value-type="float" office:value="858.42326">
            <text:p>858,42326</text:p>
          </table:table-cell>
          <table:table-cell office:value-type="string">
            <text:p>Fin i/l Debut D</text:p>
          </table:table-cell>
          <table:table-cell office:value-type="string">
            <text:p>Fin I/L Debut D</text:p>
          </table:table-cell>
          <table:table-cell table:number-columns-repeated="1013"/>
        </table:table-row>
        <table:table-row table:style-name="ro1">
          <table:table-cell office:value-type="float" office:value="956.41452">
            <text:p>956,41452</text:p>
          </table:table-cell>
          <table:table-cell office:value-type="float" office:value="140">
            <text:p>140</text:p>
          </table:table-cell>
          <table:table-cell table:style-name="ce2" office:value-type="string">
            <text:p>1+</text:p>
          </table:table-cell>
          <table:table-cell table:formula="of:=[.A36]-[.L$6]" office:value-type="float" office:value="955.40478">
            <text:p>955,40478</text:p>
          </table:table-cell>
          <table:table-cell table:formula="of:=[.B36]/[.K$5]" office:value-type="float" office:value="0.242214532871972">
            <text:p>0,2422145329</text:p>
          </table:table-cell>
          <table:table-cell table:formula="of:=([.E36]&gt;[.K$7])" office:value-type="boolean" office:boolean-value="false">
            <text:p>FAUX</text:p>
          </table:table-cell>
          <table:table-cell table:formula="of:=[.F36]*[.B36]" office:value-type="float" office:value="0">
            <text:p>0</text:p>
          </table:table-cell>
          <table:table-cell table:formula="of:=IF([.F36];[.D36];0)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974.46017">
            <text:p>974,46017</text:p>
          </table:table-cell>
          <table:table-cell office:value-type="float" office:value="411">
            <text:p>411</text:p>
          </table:table-cell>
          <table:table-cell table:style-name="ce2" office:value-type="string">
            <text:p>1+</text:p>
          </table:table-cell>
          <table:table-cell table:formula="of:=[.A37]-[.L$6]" office:value-type="float" office:value="973.45043">
            <text:p>973,45043</text:p>
          </table:table-cell>
          <table:table-cell table:formula="of:=[.B37]/[.K$5]" office:value-type="float" office:value="0.711072664359862">
            <text:p>0,7110726644</text:p>
          </table:table-cell>
          <table:table-cell table:formula="of:=([.E37]&gt;[.K$7])" office:value-type="boolean" office:boolean-value="true">
            <text:p>VRAI</text:p>
          </table:table-cell>
          <table:table-cell table:formula="of:=[.F37]*[.B37]" office:value-type="float" office:value="411">
            <text:p>411</text:p>
          </table:table-cell>
          <table:table-cell table:formula="of:=IF([.F37];[.D37];0)" office:value-type="float" office:value="973.45043">
            <text:p>973,45043</text:p>
          </table:table-cell>
          <table:table-cell office:value-type="string">
            <text:p>Fin D / debut k ou Q</text:p>
          </table:table-cell>
          <table:table-cell office:value-type="string">
            <text:p>Fin D debut PA</text:p>
          </table:table-cell>
          <table:table-cell table:number-columns-repeated="1013"/>
        </table:table-row>
        <table:table-row table:style-name="ro1">
          <table:table-cell office:value-type="float" office:value="1102.53547">
            <text:p>1102,53547</text:p>
          </table:table-cell>
          <table:table-cell office:value-type="float" office:value="26">
            <text:p>26</text:p>
          </table:table-cell>
          <table:table-cell/>
          <table:table-cell table:formula="of:=[.A38]-[.L$6]" office:value-type="float" office:value="1101.52573">
            <text:p>1101,52573</text:p>
          </table:table-cell>
          <table:table-cell table:formula="of:=[.B38]/[.K$5]" office:value-type="float" office:value="0.0449826989619377">
            <text:p>0,044982699</text:p>
          </table:table-cell>
          <table:table-cell table:formula="of:=([.E38]&gt;[.K$7])" office:value-type="boolean" office:boolean-value="false">
            <text:p>FAUX</text:p>
          </table:table-cell>
          <table:table-cell table:formula="of:=[.F38]*[.B38]" office:value-type="float" office:value="0">
            <text:p>0</text:p>
          </table:table-cell>
          <table:table-cell table:formula="of:=IF([.F38];[.D38];0)" office:value-type="float" office:value="0">
            <text:p>0</text:p>
          </table:table-cell>
          <table:table-cell office:value-type="string">
            <text:p>fin K ou Q</text:p>
          </table:table-cell>
          <table:table-cell table:number-columns-repeated="1014"/>
        </table:table-row>
        <table:table-row table:style-name="ro1">
          <table:table-cell office:value-type="float" office:value="1103.52506">
            <text:p>1103,52506</text:p>
          </table:table-cell>
          <table:table-cell office:value-type="float" office:value="26">
            <text:p>26</text:p>
          </table:table-cell>
          <table:table-cell/>
          <table:table-cell table:formula="of:=[.A39]-[.L$6]" office:value-type="float" office:value="1102.51532">
            <text:p>1102,51532</text:p>
          </table:table-cell>
          <table:table-cell table:formula="of:=[.B39]/[.K$5]" office:value-type="float" office:value="0.0449826989619377">
            <text:p>0,044982699</text:p>
          </table:table-cell>
          <table:table-cell table:formula="of:=([.E39]&gt;[.K$7])" office:value-type="boolean" office:boolean-value="false">
            <text:p>FAUX</text:p>
          </table:table-cell>
          <table:table-cell table:formula="of:=[.F39]*[.B39]" office:value-type="float" office:value="0">
            <text:p>0</text:p>
          </table:table-cell>
          <table:table-cell table:formula="of:=IF([.F39];[.D39];0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13.4505">
            <text:p>1113,4505</text:p>
          </table:table-cell>
          <table:table-cell office:value-type="float" office:value="30">
            <text:p>30</text:p>
          </table:table-cell>
          <table:table-cell/>
          <table:table-cell table:formula="of:=[.A40]-[.L$6]" office:value-type="float" office:value="1112.44076">
            <text:p>1112,44076</text:p>
          </table:table-cell>
          <table:table-cell table:formula="of:=[.B40]/[.K$5]" office:value-type="float" office:value="0.0519031141868512">
            <text:p>0,0519031142</text:p>
          </table:table-cell>
          <table:table-cell table:formula="of:=([.E40]&gt;[.K$7])" office:value-type="boolean" office:boolean-value="false">
            <text:p>FAUX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/>
          <table:table-cell table:formula="of:=[.M2]" office:value-type="float" office:value="1230.59041">
            <text:p>1230,59041</text:p>
          </table:table-cell>
          <table:table-cell table:number-columns-repeated="3"/>
          <table:table-cell table:formula="of:=[.D41]" office:value-type="float" office:value="1230.59041">
            <text:p>1230,59041</text:p>
          </table:table-cell>
          <table:table-cell table:style-name="Default"/>
          <table:table-cell office:value-type="string">
            <text:p>Fin P A</text:p>
          </table:table-cell>
          <table:table-cell table:number-columns-repeated="1013"/>
        </table:table-row>
        <table:table-row table:style-name="ro5" table:number-rows-repeated="3">
          <table:table-cell table:number-columns-repeated="1023"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7"/>
          <table:table-cell table:number-columns-repeated="1013"/>
        </table:table-row>
        <table:table-row table:style-name="ro5">
          <table:table-cell table:style-name="Default"/>
          <table:table-cell table:number-columns-repeated="1022"/>
        </table:table-row>
        <table:table-row table:style-name="ro5" table:number-rows-repeated="104852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Feuille2" table:style-name="ta1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Feuille1.A2:Feuille1.B42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7:40:54</meta:creation-date>
    <meta:editing-duration>P1DT8H10M17S</meta:editing-duration>
    <meta:editing-cycles>19</meta:editing-cycles>
    <meta:generator>LibreOffice/3.5$Linux_x86 LibreOffice_project/350m1$Build-2</meta:generator>
    <meta:initial-creator>maxime </meta:initial-creator>
    <dc:date>2012-10-19T16:24:51</dc:date>
    <dc:creator>maxime </dc:creator>
    <meta:printed-by>maxime </meta:printed-by>
    <meta:print-date>2012-10-19T15:18:20</meta:print-date>
    <meta:document-statistic meta:table-count="3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21cm" svg:height="13.405cm" xlink:href=".." xlink:type="simple" chart:class="chart:bar" chart:column-mapping="0 1" chart:style-name="ch1">
        <chart:plot-area chart:style-name="ch2" table:cell-range-address="Feuille1.D2:Feuille1.D41 Feuille1.B2:Feuille1.B41 Feuille1.G2:Feuille1.G41" chart:data-source-has-labels="column" svg:x="0.845cm" svg:y="0.237cm" svg:width="21.294cm" svg:height="11.991cm">
          <chartooo:coordinate-region svg:x="1.652cm" svg:y="0.437cm" svg:width="20.363cm" svg:height="10.746cm"/>
          <chart:axis chart:dimension="x" chart:name="primary-x" chart:style-name="ch3" chartooo:axis-type="auto">
            <chartooo:date-scale/>
            <chart:categories table:cell-range-address="Feuille1.D2:Feuille1.D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41" chart:class="chart:bar">
            <chart:data-point chart:repeated="40"/>
          </chart:series>
          <chart:series chart:style-name="ch7" chart:values-cell-range-address="Feuille1.G2:Feuille1.G4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float" office:value="372.16349">
                <text:p>370</text:p>
                <draw:g>
                  <svg:desc>Feuille1.D2:Feuille1.D41</svg:desc>
                </draw:g>
              </table:table-cell>
              <table:table-cell office:value-type="float" office:value="180">
                <text:p>180</text:p>
                <draw:g>
                  <svg:desc>Feuille1.B2:Feuille1.B41</svg:desc>
                </draw:g>
              </table:table-cell>
              <table:table-cell office:value-type="float" office:value="180">
                <text:p>180</text:p>
                <draw:g>
                  <svg:desc>Feuille1.G2:Feuille1.G41</svg:desc>
                </draw:g>
              </table:table-cell>
            </table:table-row>
            <table:table-row>
              <table:table-cell office:value-type="float" office:value="377.11939">
                <text:p>38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.23136">
                <text:p>38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.18454">
                <text:p>39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2.20482">
                <text:p>41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.16687">
                <text:p>41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4.1612">
                <text:p>42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30.22214">
                <text:p>430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4.15251">
                <text:p>43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.15423">
                <text:p>45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63.70102">
                <text:p>46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.2201">
                <text:p>51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.19139">
                <text:p>53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.24007">
                <text:p>54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.25127">
                <text:p>54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.22081">
                <text:p>540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50.77153">
                <text:p>55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.2749">
                <text:p>560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65.24617">
                <text:p>57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.22529">
                <text:p>570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93.24107">
                <text:p>59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.23271">
                <text:p>60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.22799">
                <text:p>62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.24864">
                <text:p>64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.27054">
                <text:p>650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680.26157">
                <text:p>680</text:p>
              </table:table-cell>
              <table:table-cell office:value-type="float" office:value="578">
                <text:p>57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684.32245">
                <text:p>68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.32447">
                <text:p>6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.27932">
                <text:p>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.31922">
                <text:p>75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799.34899">
                <text:p>80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.35118">
                <text:p>81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.33746">
                <text:p>83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.42326">
                <text:p>860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955.40478">
                <text:p>96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.45043">
                <text:p>97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1101.52573">
                <text:p>11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.51532">
                <text:p>11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.44076">
                <text:p>111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0.59041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